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body>
    <office:text>
      <text:p text:style-name="Standard">
        <?opendocument cursor-position?>
      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styles>
    <style:default-style style:family="paragraph">
      <style:paragraph-properties/>
    </style:default-style>
    <style:style style:name="Standard" style:display-name="Standard" style:family="paragraph">
      <style:paragraph-properties/>
      <style:text-properties fo:font-size="12pt"/>
    </style:style>
    <style:style style:name="U1" style:display-name="Document Title" style:family="paragraph" style:next-style-name="Standard">
      <style:paragraph-properties fo:text-align="center"/>
      <style:text-properties fo:font-size="24pt" fo:font-weight="bold"/>
    </style:style>
    <style:style style:name="U2" style:default-outline-level="1" style:display-name="Head 1" style:family="paragraph" style:next-style-name="Standard">
      <style:paragraph-properties/>
      <style:text-properties fo:font-size="20pt" fo:font-weight="bold"/>
    </style:style>
    <style:style style:name="U3" style:default-outline-level="2" style:display-name="Head 2" style:family="paragraph" style:next-style-name="Standard">
      <style:paragraph-properties/>
      <style:text-properties fo:font-size="16pt" fo:font-weight="bold"/>
    </style:style>
    <style:style style:name="U4" style:default-outline-level="3" style:display-name="Head 3" style:family="paragraph" style:next-style-name="Standard">
      <style:paragraph-properties/>
      <style:text-properties fo:font-size="12pt" fo:font-weight="bold"/>
    </style:style>
    <style:style style:name="U5" style:display-name="Enumerated List" style:family="paragraph" style:list-style-name="L4">
      <style:paragraph-properties/>
      <style:text-properties fo:font-size="12pt"/>
    </style:style>
    <style:style style:name="U6" style:display-name="Alphabetical List" style:family="paragraph" style:list-style-name="L5">
      <style:paragraph-properties/>
      <style:text-properties fo:font-size="12pt"/>
    </style:style>
    <style:style style:name="U7" style:display-name="Bullet List" style:family="paragraph" style:list-style-name="L6">
      <style:paragraph-properties/>
      <style:text-properties fo:font-size="12pt"/>
    </style:style>
    <text:list-style style:name="L1" style:display-name="Numbering Style for Head 1">
      <text:list-level-style-number text:level="1" text:display-levels="1" style:num-format="1" style:num-prefix="" style:num-suffix=".">
        <style:list-level-properties fo:text-align="start"/>
      </text:list-level-style-number>
    </text:list-style>
    <text:list-style style:name="L2" style:display-name="Numbering Style for Head 2">
      <text:list-level-style-number text:level="2" text:display-levels="2" style:num-format="1" style:num-prefix="" style:num-suffix=".">
        <style:list-level-properties fo:text-align="start"/>
      </text:list-level-style-number>
    </text:list-style>
    <text:list-style style:name="L3" style:display-name="Numbering Style for Head 3">
      <text:list-level-style-number text:level="3" text:display-levels="3" style:num-format="1" style:num-prefix="" style:num-suffix=".">
        <style:list-level-properties fo:text-align="start"/>
      </text:list-level-style-number>
    </text:list-style>
    <text:list-style style:name="L4" style:display-name="Numbering Style for Enumerated List">
      <text:list-level-style-number text:level="1" text:display-levels="1" style:num-format="1" style:num-prefix="" style:num-suffix=".">
        <style:list-level-properties fo:text-align="start"/>
      </text:list-level-style-number>
    </text:list-style>
    <text:list-style style:name="L5" style:display-name="Numbering Style for Alphabetical List">
      <text:list-level-style-number text:level="1" text:display-levels="1" style:num-format="a" style:num-prefix="" style:num-suffix=")">
        <style:list-level-properties fo:text-align="start"/>
      </text:list-level-style-number>
    </text:list-style>
    <text:list-style style:name="L6" style:display-name="Numbering Style for Bullet List">
      <text:list-level-style-bullet text:level="1" text:bullet-char="●" style:num-prefix="" style:num-suffix="">
        <style:list-level-properties fo:text-align="start"/>
      </text:list-level-style-bullet>
    </text:list-style>
    <text:outline-style>
      <text:outline-level-style text:level="1" text:display-levels="1" style:num-format="1" style:num-prefix="" style:num-suffix=".">
        <style:list-level-properties fo:text-align="start"/>
      </text:outline-level-style>
      <text:outline-level-style text:level="2" text:display-levels="2" style:num-format="1" style:num-prefix="" style:num-suffix=".">
        <style:list-level-properties fo:text-align="start"/>
      </text:outline-level-style>
      <text:outline-level-style text:level="3" text:display-levels="3" style:num-format="1" style:num-prefix="" style:num-suffix=".">
        <style:list-level-properties fo:text-align="start"/>
      </text:outline-level-style>
    </text:outline-style>
    <text:notes-configuration text:note-class="footnote" style:num-format="" style:num-prefix="" style:num-suffix="" text:footnotes-position="page" text:start-numbering-at="document"/>
    <text:notes-configuration text:note-class="endnote" style:num-format="i" style:num-prefix="" style:num-suffix="" text:start-numbering-at="document"/>
  </office:styles>
  <office:automatic-styles>
    <style:page-layout style:name="pm1" style:page-usage="all">
      <style:page-layout-properties fo:border="none" fo:margin-bottom="42pt" fo:margin-left="57pt" fo:margin-right="57pt" fo:margin-top="42pt" fo:page-height="841.891pt" fo:page-width="595.277pt" style:print-orientation="portrait">
        <style:footnote-sep style:adjustment="left" style:width="0.5pt" style:rel-width="20%" style:line-style="solid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editing-cycles>1</meta:editing-cycles>
    <meta:creation-date>2008-08-22T11:41:04</meta:creation-date>
    <dc:date>2008-08-22T11:41:47</dc:date>
  </office:meta>
</office:document-meta>
</file>